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P CYBERSECURITÉ – INCIDENT SIMULÉ</text:p>
      <text:p text:style-name="Normal">Analyse de fuite de données &amp; reconnaissance réseau</text:p>
      <text:p text:style-name="Normal">Niveau : débutant / intermédiaire</text:p>
      <text:p text:style-name="Normal">Cadre : environnement de laboratoire uniquement (VM autorisées)</text:p>
      <text:p text:style-name="Normal"/>
      <text:p text:style-name="Normal">==================================================</text:p>
      <text:p text:style-name="Normal">CONTEXTE</text:p>
      <text:p text:style-name="Normal">==================================================</text:p>
      <text:p text:style-name="Normal"/>
      <text:p text:style-name="Normal">Vous êtes analyste cybersécurité junior.</text:p>
      <text:p text:style-name="Normal">Une base de données interne a été découverte suite à un incident de sécurité.</text:p>
      <text:p text:style-name="Normal">Votre mission est d’analyser les informations exposées puis d’effectuer une</text:p>
      <text:p text:style-name="Normal">phase de reconnaissance réseau autorisée sur la cible mentionnée.</text:p>
      <text:p text:style-name="Normal"/>
      <text:p text:style-name="Normal">ATTENTION :</text:p>
      <text:p text:style-name="Normal">Toutes les manipulations doivent être réalisées UNIQUEMENT</text:p>
      <text:p text:style-name="Normal">sur un environnement de laboratoire (VM, réseau interne, autorisé).</text:p>
      <text:p text:style-name="Normal"/>
      <text:p text:style-name="Normal">==================================================</text:p>
      <text:p text:style-name="Normal">DONNÉES FOURNIES (LEAK SIMULÉ)</text:p>
      <text:p text:style-name="Normal">==================================================</text:p>
      <text:p text:style-name="Normal"/>
      <text:p text:style-name="Normal">Site      : <text:a xlink:href="http://cible.3il.fr/" office:target-frame-name="_blank" xlink:show="new"><text:span text:style-name="Lienhypertexte">http://cible.3il.fr</text:span></text:a></text:p>
      <text:p text:style-name="Normal">Login     : toto</text:p>
      <text:p text:style-name="Normal">Password  : f71dbe52628a3f83a77ab494817525c6</text:p>
      <text:p text:style-name="Normal">Hash type : MD5</text:p>
      <text:p text:style-name="Normal">IP        : 192.168.56.101</text:p>
      <text:p text:style-name="Normal"/>
      <text:p text:style-name="Normal">==================================================</text:p>
      <text:p text:style-name="Normal">PARTIE 1 – ANALYSE DE LA FUITE DE DONNÉES</text:p>
      <text:p text:style-name="Normal">==================================================</text:p>
      <text:p text:style-name="Normal"/>
      <text:p text:style-name="Normal">Objectif :</text:p>
      <text:p text:style-name="Normal">Comprendre les risques liés aux informations exposées dans la base de données.</text:p>
      <text:p text:style-name="Normal"/>
      <text:p text:style-name="Normal">Travail demandé :</text:p>
      <text:p text:style-name="Normal"/>
      <text:p text:style-name="Normal">1) Identifier les informations sensibles présentes dans la fuite.</text:p>
      <text:p text:style-name="Normal">2) Expliquer pourquoi la présence d’un mot de passe hashé (MD5) pose problème.</text:p>
      <text:p text:style-name="Normal">3) Citer au moins 3 risques liés à cette fuite de données.</text:p>
      <text:p text:style-name="Normal">4) Proposer au moins 3 mesures correctives immédiates.</text:p>
      <text:p text:style-name="Normal"/>
      <text:p text:style-name="Normal">Livrable :</text:p>
      <text:p text:style-name="Normal">Réponses rédigées (5 à 10 lignes).</text:p>
      <text:p text:style-name="Normal"/>
      <text:p text:style-name="Normal">==================================================</text:p>
      <text:p text:style-name="Normal">PARTIE 2 – VÉRIFICATION DE LA CONNECTIVITÉ RÉSEAU</text:p>
      <text:p text:style-name="Normal">==================================================</text:p>
      <text:p text:style-name="Normal"/>
      <text:p text:style-name="Normal">Objectif :</text:p>
      <text:p text:style-name="Normal">Vérifier si la machine cible est joignable sur le réseau de laboratoire.</text:p>
      <text:p text:style-name="Normal"/>
      <text:p text:style-name="Normal">Travail demandé :</text:p>
      <text:p text:style-name="Normal"/>
      <text:p text:style-name="Normal">1) Se rendre sur la machine d’analyse (Kali Linux).</text:p>
      <text:p text:style-name="Normal">2) effectuer un ping a <text:a xlink:href="http://cible.3il.fr/" office:target-frame-name="_blank" xlink:show="new"><text:span text:style-name="Lienhypertexte">http://cible.3il.fr</text:span></text:a></text:p>
      <text:p text:style-name="Normal">Questions :</text:p>
      <text:p text:style-name="Normal"/>
      <text:p text:style-name="Normal">- La machine répond-elle ?</text:p>
      <text:p text:style-name="Normal">- Si non, quelles peuvent être les causes possibles ?</text:p>
      <text:p text:style-name="Normal">  (pare-feu, machine éteinte, mauvaise configuration réseau, etc.)</text:p>
      <text:p text:style-name="Normal"/>
      <text:soft-page-break/>
      <text:p text:style-name="Normal">Livrable :</text:p>
      <text:p text:style-name="Normal">Une phrase indiquant le résultat et une hypothèse.</text:p>
      <text:p text:style-name="Normal"/>
      <text:p text:style-name="Normal">==================================================</text:p>
      <text:p text:style-name="Normal">PARTIE 3 – ACCÈS AU SITE WEB DE LA CIBLE</text:p>
      <text:p text:style-name="Normal">==================================================</text:p>
      <text:p text:style-name="Normal"/>
      <text:p text:style-name="Normal">Objectif :</text:p>
      <text:p text:style-name="Normal">Vérifier l’accessibilité du site mentionné dans la fuite de données.</text:p>
      <text:p text:style-name="Normal"/>
      <text:p text:style-name="Normal">Travail demandé :</text:p>
      <text:p text:style-name="Normal"/>
      <text:p text:style-name="Normal">1) Ouvrir un navigateur web sur la machine d’analyse.</text:p>
      <text:p text:style-name="Normal">2) Se rendre sur l’URL suivante :</text:p>
      <text:p text:style-name="Normal">   <text:a xlink:href="http://cible.3il.fr/" office:target-frame-name="_blank" xlink:show="new"><text:span text:style-name="Lienhypertexte">http://cible.3il.fr</text:span></text:a></text:p>
      <text:p text:style-name="Normal">3) Observer le comportement du site :</text:p>
      <text:p text:style-name="Normal">   - site accessible / inaccessible</text:p>
      <text:p text:style-name="Normal">   - message affiché</text:p>
      <text:p text:style-name="Normal">   - redirection éventuelle</text:p>
      <text:p text:style-name="Normal"/>
      <text:p text:style-name="Normal">Questions :</text:p>
      <text:p text:style-name="Normal"/>
      <text:p text:style-name="Normal">1) Le site est-il accessible ?</text:p>
      <text:p text:style-name="Normal">2) Le site semble-t-il fonctionner normalement ?</text:p>
      <text:p text:style-name="Normal">3) Que peut-on déduire de l’accessibilité du site dans le contexte de la fuite ?</text:p>
      <text:p text:style-name="Normal"/>
      <text:p text:style-name="Normal"/>
      <text:p text:style-name="Normal">==================================================</text:p>
      <text:p text:style-name="Normal">PARTIE 4 – RECONNAISSANCE AVEC ZENMAP (SCAN RAPIDE)</text:p>
      <text:p text:style-name="Normal">==================================================</text:p>
      <text:p text:style-name="Normal"/>
      <text:soft-page-break/>
      <text:p text:style-name="Normal">Objectif :</text:p>
      <text:p text:style-name="Normal">Identifier les services exposés sur la machine cible.</text:p>
      <text:p text:style-name="Normal"/>
      <text:p text:style-name="Normal">Travail demandé :</text:p>
      <text:p text:style-name="Normal"/>
      <text:p text:style-name="Normal">1) Lancer l’outil Zenmap.</text:p>
      <text:p text:style-name="Normal">2) Renseigner l’adresse IP de la cible : 192.168.56.101</text:p>
      <text:p text:style-name="Normal">3) Sélectionner le profil de scan : Quick Scan</text:p>
      <text:p text:style-name="Normal">4) Lancer l’analyse.</text:p>
      <text:p text:style-name="Normal">5) Observer les ports et services détectés.</text:p>
      <text:p text:style-name="Normal"/>
      <text:p text:style-name="Normal">Questions :</text:p>
      <text:p text:style-name="Normal"/>
      <text:p text:style-name="Normal">1) Quels ports sont ouverts ?</text:p>
      <text:p text:style-name="Normal">2) À quels services correspondent-ils ?</text:p>
      <text:p text:style-name="Normal">3) Quels risques représentent ces services s’ils sont mal configurés ?</text:p>
      <text:p text:style-name="Normal">4) Quelles mesures de sécurité recommanderiez-vous 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ko" style:country-asian="K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Malgun Gothic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Malgun Gothic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algun Gothic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algun Gothic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algun Gothic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algun Gothic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algun Gothic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algun Gothic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algun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Malgun Gothic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Malgun Gothic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Malgun Gothic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Malgun Gothic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Malgun Gothic" style:font-name-complex="Times New Roman" fo:color="#2F5496"/>
    </style:style>
    <style:style style:name="Titre6Car" style:display-name="Titre 6 Car" style:family="text" style:parent-style-name="Policepardéfaut">
      <style:text-properties style:font-name-asian="Malgun Gothic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Malgun Gothic" style:font-name-complex="Times New Roman" fo:color="#595959"/>
    </style:style>
    <style:style style:name="Titre8Car" style:display-name="Titre 8 Car" style:family="text" style:parent-style-name="Policepardéfaut">
      <style:text-properties style:font-name-asian="Malgun Gothic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Malgun Gothic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Malgun Gothic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hur</meta:initial-creator>
    <dc:creator>Arthur Bertran</dc:creator>
    <meta:creation-date>2026-01-29T12:56:00Z</meta:creation-date>
    <dc:date>2026-01-29T12:56:00Z</dc:date>
    <meta:template xlink:href="Normal" xlink:type="simple"/>
    <meta:editing-cycles>1</meta:editing-cycles>
    <meta:editing-duration>PT0S</meta:editing-duration>
    <meta:document-statistic meta:page-count="4" meta:paragraph-count="7" meta:word-count="546" meta:character-count="3546" meta:row-count="25" meta:non-whitespace-character-count="3007"/>
  </office:meta>
</office:document-meta>
</file>